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d97" officeooo:paragraph-rsid="0002ed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>All Anime Page</text:p>
      <text:p text:style-name="P1">All Song Page</text:p>
      <text:p text:style-name="P1">Fix search algorithmn</text:p>
      <text:p text:style-name="P1">Popular song page</text:p>
      <text:p text:style-name="P1">result page design:</text:p>
      <text:p text:style-name="P1">Title – Song</text:p>
      <text:p text:style-name="P1">Song – Tit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3:26:47.194432124</meta:creation-date>
    <dc:date>2017-08-28T13:29:11.099453042</dc:date>
    <meta:editing-duration>PT2M24S</meta:editing-duration>
    <meta:editing-cycles>1</meta:editing-cycles>
    <meta:document-statistic meta:table-count="0" meta:image-count="0" meta:object-count="0" meta:page-count="1" meta:paragraph-count="8" meta:word-count="21" meta:character-count="114" meta:non-whitespace-character-count="99"/>
    <meta:generator>LibreOffice/5.3.1.2$Linux_X86_64 LibreOffice_project/30m0$Build-2</meta:generator>
  </office:meta>
</office:document-meta>
</file>